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efdfb" officeooo:paragraph-rsid="000efdf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efdfb" officeooo:paragraph-rsid="000f3569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f3569" officeooo:paragraph-rsid="000f3569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fb854" officeooo:paragraph-rsid="000fb854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fb854" officeooo:paragraph-rsid="000fb854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12fa2" officeooo:paragraph-rsid="000fb854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12fa2" officeooo:paragraph-rsid="00112fa2" style:font-size-asian="12.25pt" style:font-weight-asian="normal" style:font-size-complex="14pt" style:font-weight-complex="normal"/>
    </style:style>
    <style:style style:name="P8" style:family="paragraph" style:parent-style-name="Heading_20_1">
      <style:paragraph-properties fo:line-height="150%" fo:text-align="center" style:justify-single-word="false"/>
    </style:style>
    <style:style style:name="T1" style:family="text">
      <style:text-properties officeooo:rsid="000f356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67b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lient x Server</text:h>
      <text:p text:style-name="P1">O dispositivo utilizado para acessar serviços na internet é o client, quem manda os dados para esses serviços são os servidores, ou seja, o client é quem usa e o servidor é quem fornece o conteudo (para ser usado).</text:p>
      <text:p text:style-name="P2">Para utilizar esses serviços é necessario acessar a internet, para acessar a internet é necessario um navegador. <text:span text:style-name="T1">Para usar um serviço é necessario declarar uma URL (no navegador), essa URL vai para a infraestrutura da internet que desvia para algum servidor.</text:span></text:p>
      <text:p text:style-name="P3">Servidores são parecidos com uma maquina, tem um sistema operacional, pastas e dentro dessas pastas tem arquivos, esses arquivos são os conteudos requisitados, podendo ser uma foto, texto, video etc. Na maioria das vezes é um documento HTML, uma copia desse documento sai do servidor e é enviado para o client (navegador). O navegador trabalha pra gerar o efeito visual, o site.</text:p>
      <text:p text:style-name="P4">Resumindo: <text:span text:style-name="T2">O client é </text:span><text:span text:style-name="T3">um</text:span><text:span text:style-name="T2"> usuario e o que ele quer é um bando de arquivos, esses arquivos são enviados pelos servidores. A parte do cliente utiliza tecnologias client side (para o cliente) e a parte dos servidores utiliza tecnologias server side (para os servidores).</text:span></text:p>
      <text:p text:style-name="P5">O javascript surgiu como uma tecnologia para client, porem com o passar do tempo fizeram ele funcionar para servidores tambem.</text:p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07:12:57.783897892</meta:creation-date>
    <dc:date>2022-09-01T06:38:38.005297682</dc:date>
    <meta:editing-duration>PT5H16M41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6" meta:word-count="210" meta:character-count="1257" meta:non-whitespace-character-count="1053"/>
  </office:meta>
</office:document-meta>
</file>